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1 createdAt:30/06/2022, 17:26:49*/</text:p>
      <text:p text:style-name="Standard">{</text:p>
      <text:p text:style-name="Standard"><text:tab/>"_id" : ObjectId("62bd8f818220481629689bef"),</text:p>
      <text:p text:style-name="Standard"><text:tab/>"id" : "12112",</text:p>
      <text:p text:style-name="Standard"><text:tab/>"role" : "project-member-default-write",</text:p>
      <text:p text:style-name="Standard"><text:tab/>"permissionIdList" : [ "62b5f02eeec2a0aac7b94a73" ]</text:p>
      <text:p text:style-name="Standard">},</text:p>
      <text:p text:style-name="Standard"/>
      <text:p text:style-name="Standard">/* 2 createdAt:30/06/2022, 16:31:01*/</text:p>
      <text:p text:style-name="Standard">{</text:p>
      <text:p text:style-name="Standard"><text:tab/>"_id" : ObjectId("62bd826d8220481629689bee"),</text:p>
      <text:p text:style-name="Standard"><text:tab/>"id" : "12112",</text:p>
      <text:p text:style-name="Standard"><text:tab/>"role" : "org-member-default-write",</text:p>
      <text:p text:style-name="Standard"><text:tab/>"permissionIdList" : [ "62b5f02eeec2a0aac7b94a73" ]</text:p>
      <text:p text:style-name="Standard">},</text:p>
      <text:p text:style-name="Standard"/>
      <text:p text:style-name="Standard">/* 3 createdAt:24/06/2022, 21:53:58*/</text:p>
      <text:p text:style-name="Standard">{</text:p>
      <text:p text:style-name="Standard"><text:tab/>"_id" : ObjectId("62b5e51eeec2a0aac7b94a70"),</text:p>
      <text:p text:style-name="Standard"><text:tab/>"id" : "fake_data",</text:p>
      <text:p text:style-name="Standard"><text:tab/>"role" : "ROLE_ADMIN",</text:p>
      <text:p text:style-name="Standard"><text:tab/>"permissionIdList" : [ "62b5f02eeec2a0aac7b94a73" ]</text:p>
      <text:p text:style-name="Standard">},</text:p>
      <text:p text:style-name="Standard"/>
      <text:p text:style-name="Standard">/* 4 createdAt:24/06/2022, 21:53:21*/</text:p>
      <text:p text:style-name="Standard">{</text:p>
      <text:p text:style-name="Standard"><text:tab/>"_id" : ObjectId("62b5e4f9eec2a0aac7b94a6f"),</text:p>
      <text:p text:style-name="Standard"><text:tab/>"id" : "fake_data",</text:p>
      <text:p text:style-name="Standard"><text:tab/>"role" : "fake_data",</text:p>
      <text:p text:style-name="Standard"><text:tab/>"permissionIdList" : [ "fake_data" ]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9:23:38.843725536</meta:creation-date>
    <dc:date>2022-07-07T19:23:47.163933500</dc:date>
    <meta:editing-duration>PT8S</meta:editing-duration>
    <meta:editing-cycles>1</meta:editing-cycles>
    <meta:document-statistic meta:table-count="0" meta:image-count="0" meta:object-count="0" meta:page-count="1" meta:paragraph-count="28" meta:word-count="80" meta:character-count="731" meta:non-whitespace-character-count="663"/>
    <meta:generator>LibreOffice/6.4.7.2$Linux_X86_64 LibreOffice_project/40$Build-2</meta:generator>
  </office:meta>
</office:document-meta>
</file>